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Source Code Pro3" svg:font-family="'Source Code Pro'" style:font-adornments="Condensed Light" style:font-pitch="fixed"/>
    <style:font-face style:name="Liberation Sans2" svg:font-family="'Liberation Sans'" style:font-pitch="variable"/>
    <style:font-face style:name="Noto Sans Cond Light2" svg:font-family="'Noto Sans Cond Light'" style:font-adornments="Condensed Light" style:font-pitch="variable"/>
    <style:font-face style:name="Source Code Pro" svg:font-family="'Source Code Pro'" style:font-pitch="variable"/>
    <style:font-face style:name="Source Code Pro2" svg:font-family="'Source Code Pro'" style:font-adornments="Condensed 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Noto Sans Light" svg:font-family="'Noto Sans Light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419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d2c4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draw:textarea-vertical-align="top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textarea-vertical-align="middle" fo:min-height="8.884cm"/>
    </style:style>
    <style:style style:name="pr7" style:family="presentation" style:parent-style-name="Default-subtitle">
      <style:graphic-properties draw:fill-color="#ffffff" draw:auto-grow-height="true" fo:min-height="12.19cm"/>
    </style:style>
    <style:style style:name="P1" style:family="paragraph">
      <loext:graphic-properties draw:fill-color="#ffffff"/>
      <style:text-properties fo:color="#ffffff" style:font-name="Open Sans Light" fo:font-size="32pt"/>
    </style:style>
    <style:style style:name="P2" style:family="paragraph">
      <loext:graphic-properties draw:fill="none" draw:fill-color="#ffffff"/>
      <style:text-properties style:font-name="Open Sans Condensed Light"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Noto Sans Cond Blk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style:font-name="Noto Sans Cond Light1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4cm" fo:margin-bottom="0cm" fo:text-indent="0cm"/>
    </style:style>
    <style:style style:name="P10" style:family="paragraph">
      <style:text-properties style:font-name="Noto Sans Cond Light1" fo:font-size="24pt" style:font-size-asian="24pt" style:font-size-complex="24pt"/>
    </style:style>
    <style:style style:name="P11" style:family="paragraph">
      <style:paragraph-properties fo:text-align="center"/>
      <style:text-properties style:font-name="Noto Sans Cond Light1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3cm" fo:margin-bottom="0cm" fo:text-indent="0cm"/>
    </style:style>
    <style:style style:name="P14" style:family="paragraph">
      <style:text-properties style:font-name="Source Code Pro1"/>
    </style:style>
    <style:style style:name="P15" style:family="paragraph">
      <loext:graphic-properties draw:fill-color="#ffffff"/>
      <style:text-properties style:font-name="Noto Sans Cond Blk" fo:font-size="32pt"/>
    </style:style>
    <style:style style:name="T1" style:family="text">
      <style:text-properties fo:color="#ffffff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Noto Sans Cond Blk" fo:font-size="22pt" style:font-size-asian="22pt" style:font-size-complex="22pt"/>
    </style:style>
    <style:style style:name="T3" style:family="text">
      <style:text-properties style:font-name="Noto Sans Cond Light" fo:font-size="18pt"/>
    </style:style>
    <style:style style:name="T4" style:family="text">
      <style:text-properties style:font-name="Source Code Pro1" fo:font-size="16pt" style:font-size-asian="16pt" style:font-size-complex="16pt"/>
    </style:style>
    <style:style style:name="T5" style:family="text">
      <style:text-properties style:font-name="Noto Sans Cond Blk" fo:font-weight="normal" style:font-weight-asian="normal" style:font-weight-complex="normal"/>
    </style:style>
    <style:style style:name="T6" style:family="text">
      <style:text-properties style:font-name="Noto Sans Cond Light1"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Sans Cond Light1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ource Code Pro1" fo:font-size="24pt" style:font-size-asian="24pt" style:font-size-complex="24pt"/>
    </style:style>
    <style:style style:name="T10" style:family="text">
      <style:text-properties style:font-name="Source Code Pro1" fo:font-size="15pt" style:font-size-asian="15pt" style:font-size-complex="15pt"/>
    </style:style>
    <style:style style:name="T11" style:family="text">
      <style:text-properties style:font-name="Noto Sans Cond Light1" fo:font-size="22pt" style:font-size-asian="22pt" style:font-size-complex="22pt"/>
    </style:style>
    <style:style style:name="T12" style:family="text">
      <style:text-properties style:font-name="Noto Sans Cond Light1" fo:font-size="22pt" fo:font-style="italic" style:font-size-asian="22pt" style:font-style-asian="italic" style:font-size-complex="22pt" style:font-style-complex="italic"/>
    </style:style>
    <style:style style:name="T13" style:family="text">
      <style:text-properties style:font-name="Source Code Pro1" fo:font-size="20pt" style:font-size-asian="20pt" style:font-size-complex="20pt"/>
    </style:style>
    <style:style style:name="T14" style:family="text">
      <style:text-properties style:font-name="Source Code Pro1" fo:font-size="22pt" style:font-size-asian="22pt" style:font-size-complex="22pt"/>
    </style:style>
    <style:style style:name="T15" style:family="text">
      <style:text-properties style:font-name="Noto Sans Cond Light1" fo:font-size="20pt" style:font-size-asian="20pt" style:font-size-complex="20pt"/>
    </style:style>
    <style:style style:name="T16" style:family="text">
      <style:text-properties style:font-name="Noto Sans Cond Light1" fo:font-size="24pt" fo:font-style="normal" style:font-size-asian="24pt" style:font-style-asian="normal" style:font-size-complex="24pt" style:font-style-complex="normal"/>
    </style:style>
    <style:style style:name="T17" style:family="text">
      <style:text-properties style:font-name="Noto Sans Cond Light1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font-name="Noto Sans Cond Light1" fo:font-size="22pt" fo:font-style="normal" style:font-size-asian="22pt" style:font-style-asian="normal" style:font-size-complex="22pt" style:font-style-complex="normal"/>
    </style:style>
    <style:style style:name="T19" style:family="text">
      <style:text-properties style:font-name="Noto Sans Cond Light1" fo:font-size="18pt" style:font-size-asian="18pt" style:font-size-complex="18pt"/>
    </style:style>
    <style:style style:name="T20" style:family="text">
      <style:text-properties style:font-name="Source Code Pro1" fo:font-size="18pt" style:font-size-asian="18pt" style:font-size-complex="18pt"/>
    </style:style>
    <style:style style:name="T21" style:family="text">
      <style:text-properties style:font-name="Noto Sans Light" fo:font-size="18pt" style:font-size-asian="18pt" style:font-size-complex="18pt"/>
    </style:style>
    <style:style style:name="T22" style:family="text">
      <style:text-properties style:font-name="Noto Sans Cond Light1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Noto Sans Cond Blk" fo:font-size="32pt"/>
    </style:style>
    <style:style style:name="T24" style:family="text">
      <style:text-properties style:font-name="Noto Sans Cond Light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Designing Extensible Syscalls</text:span></text:p>
          </draw:text-box>
        </draw:frame>
        <draw:frame draw:style-name="gr1" draw:text-style-name="P2" draw:layer="layout" svg:width="7.42cm" svg:height="2.017cm" svg:x="0.962cm" svg:y="12.689cm">
          <draw:text-box>
            <text:p><text:span text:style-name="T2">Aleksa Sarai</text:span><text:span text:style-name="T3"> [SUSE]</text:span></text:p>
            <text:p><text:span text:style-name="T4">&lt;cyphar@cyphar.com&gt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Why?</text:span></text:p>
          </draw:text-box>
        </draw:frame>
        <draw:frame presentation:style-name="pr4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6">Trade-off between more (specific) syscalls and fewer (extensible) syscalls.</text:span></text:p>
                <text:list>
                  <text:list-header>
                    <text:p text:style-name="P6"><text:span text:style-name="T7">ioctl</text:span><text:span text:style-name="T8"> ↔ </text:span><text:span text:style-name="T7">openat2</text:span><text:span text:style-name="T8"> ↔ </text:span><text:span text:style-name="T9">statx</text:span><text:span text:style-name="T6"> ↔ </text:span><text:span text:style-name="T9">open</text:span><text:span text:style-name="T6"> ↔ </text:span><text:span text:style-name="T9">creat</text:span><text:span text:style-name="T9"><text:line-break/></text:span><text:span text:style-name="T10">(most extensible) <text:s text:c="35"/>(least extensible)</text:span></text:p>
                  </text:list-header>
                </text:list>
              </text:list-item>
              <text:list-item>
                <text:p><text:span text:style-name="T6">Extensible syscalls allow for more flexible userspace code.</text:span></text:p>
                <text:list>
                  <text:list-item>
                    <text:p><text:span text:style-name="T11">Libraries </text:span><text:span text:style-name="T12">can</text:span><text:span text:style-name="T11"> allow usage (without modification) of newer features.</text:span></text:p>
                  </text:list-item>
                  <text:list-item>
                    <text:p><text:span text:style-name="T11">Applications </text:span><text:span text:style-name="T12">can</text:span><text:span text:style-name="T11"> allow usage (without modification) of newer features.</text:span></text:p>
                  </text:list-item>
                  <text:list-item>
                    <text:p><text:span text:style-name="T11">Ideally, they should be </text:span><text:span text:style-name="T12">both</text:span><text:span text:style-name="T11"> forward and backward compati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Bit Flags</text:span></text:p>
          </draw:text-box>
        </draw:frame>
        <draw:frame presentation:style-name="pr4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8"><text:span text:style-name="T6">Traditional UNIX-like extensibility.</text:span></text:p>
                <text:list>
                  <text:list-header>
                    <text:p text:style-name="P6"><text:span text:style-name="T13">int open(const char *path, unsigned int flags, ...);</text:span></text:p>
                  </text:list-header>
                </text:list>
              </text:list-item>
              <text:list-item>
                <text:p text:style-name="P9"><text:span text:style-name="T6">Very simple to add new boolean flag bits.</text:span></text:p>
                <text:list>
                  <text:list-item>
                    <text:p><text:span text:style-name="T11">Cannot add new arguments easily and idiomatically (see </text:span><text:span text:style-name="T14">O_TMPFILE</text:span><text:span text:style-name="T11">).</text:span></text:p>
                  </text:list-item>
                </text:list>
              </text:list-item>
              <text:list-item>
                <text:p><text:span text:style-name="T6">Unfortunately, some new(ish) syscalls don’t include flags.</text:span></text:p>
                <text:list>
                  <text:list-item>
                    <text:p><text:span text:style-name="T14">renameat</text:span><text:span text:style-name="T11"> (and the later </text:span><text:span text:style-name="T14">renameat2</text:span><text:span text:style-name="T11">) is a classic example.</text:span></text:p>
                  </text:list-item>
                  <text:list-item>
                    <text:p><text:span text:style-name="T14">readlinkat</text:span><text:span text:style-name="T11"> doesn’t take flags either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Fixed-Size Structs</text:span></text:p>
          </draw:text-box>
        </draw:frame>
        <draw:frame presentation:style-name="pr5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6">Slightly more modern way to “add more arguments”.</text:span></text:p>
                <text:list>
                  <text:list-header>
                    <text:p text:style-name="P6"><text:span text:style-name="T13">int shmctl(int shmid, int cmd, struct shmid_ds *buf);</text:span></text:p>
                  </text:list-header>
                </text:list>
              </text:list-item>
              <text:list-item>
                <text:p><text:span text:style-name="T6">Simple to add new fields.</text:span></text:p>
                <text:list>
                  <text:list-item>
                    <text:p><text:span text:style-name="T11">Requires clairvoyance to predict the right size of the struct.</text:span></text:p>
                  </text:list-item>
                  <text:list-item>
                    <text:p><text:span text:style-name="T11">Further extensions are possible, but not “nice” to use or implement.</text:span></text:p>
                    <text:list>
                      <text:list-item>
                        <text:p><text:span text:style-name="T15">Similar problems to adding syscall argu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Extensible Structs</text:span></text:p>
          </draw:text-box>
        </draw:frame>
        <draw:frame presentation:style-name="pr6" draw:text-style-name="P10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8"><text:span text:style-name="T6">Better than sliced bread.</text:span></text:p>
                <text:list>
                  <text:list-header>
                    <text:p><text:span text:style-name="T13">int openat2(int dfd, const char *path,</text:span><text:span text:style-name="T13"><text:line-break/></text:span><text:span text:style-name="T13"> <text:s text:c="11"/>struct open_how *how, size_t size);</text:span></text:p>
                  </text:list-header>
                </text:list>
              </text:list-item>
              <text:list-item>
                <text:p><text:span text:style-name="T6">New fields can be added trivially ad infinitum.</text:span></text:p>
                <text:list>
                  <text:list-item>
                    <text:p><text:span text:style-name="T11">Userspace passes struct </text:span><text:span text:style-name="T12">and struct size.</text:span></text:p>
                  </text:list-item>
                  <text:list-item>
                    <text:p><text:span text:style-name="T11">Field additions are both forward and backward compatible.</text:span></text:p>
                  </text:list-item>
                  <text:list-item>
                    <text:p><text:span text:style-name="T12">Userspace doesn’t need to care about them.</text:span></text:p>
                  </text:list-item>
                </text:list>
              </text:list-item>
              <text:list-item>
                <text:p><text:span text:style-name="T16">Currently used by five newer syscalls (and a few other interfaces)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Extensible Structs</text:span></text:p>
          </draw:text-box>
        </draw:frame>
        <draw:frame presentation:style-name="pr6" draw:text-style-name="P10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8"><text:span text:style-name="T6">Rules to ensure backward and forward compatibility:</text:span></text:p>
                <text:list>
                  <text:list-item>
                    <text:p><text:span text:style-name="T11">Extension fields are always appended to the structure.</text:span></text:p>
                  </text:list-item>
                  <text:list-item>
                    <text:p><text:span text:style-name="T11">Future fields must have their zero value be “the old behaviour”.</text:span></text:p>
                  </text:list-item>
                  <text:list-item>
                    <text:p><text:span text:style-name="T11">(ksize == usize) → Copy the struct verbatim.</text:span></text:p>
                  </text:list-item>
                  <text:list-item>
                    <text:p><text:span text:style-name="T11">(ksize &gt; usize) →</text:span><text:span text:style-name="T11"><text:line-break/></text:span><text:span text:style-name="T11"><text:tab/></text:span><text:span text:style-name="T11">Copy usize bytes, zero-fill trailing (ksize – usize) bytes.</text:span></text:p>
                  </text:list-item>
                  <text:list-item>
                    <text:p><text:span text:style-name="T11">(ksize &lt; usize) →</text:span><text:span text:style-name="T11"><text:line-break/></text:span><text:span text:style-name="T11"><text:tab/></text:span><text:span text:style-name="T11">Copy ksize bytes, check if trailing (usize – ksize) bytes are zeroed.</text:span><text:span text:style-name="T11"><text:line-break/></text:span><text:span text:style-name="T11"><text:tab/></text:span><text:span text:style-name="T11">If non-zero bytes are present, return </text:span><text:span text:style-name="T14">-E2BIG</text:span><text:span text:style-name="T11">.</text:span></text:p>
                  </text:list-item>
                  <text:list-item>
                    <text:p><text:span text:style-name="T11">Implemented in </text:span><text:span text:style-name="T14">copy_struct_from_user()</text:span><text:span text:style-name="T11">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openat2 / clone3 / bpf</text:span>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p><text:span text:style-name="T9">int openat2(int dfd, const char *path,</text:span><text:span text:style-name="T9"><text:line-break/></text:span><text:span text:style-name="T9"> <text:s text:c="11"/>struct open_how *how, size_t size);</text:span><text:span text:style-name="T9"><text:line-break/></text:span><text:span text:style-name="T9"/></text:p>
            <text:p><text:span text:style-name="T9">struct open_how {</text:span><text:span text:style-name="T9"><text:line-break/></text:span><text:span text:style-name="T9"> <text:s/>u64 flags; <text:s text:c="9"/>// openat(2) flags</text:span><text:span text:style-name="T9"><text:line-break/></text:span><text:span text:style-name="T9"> <text:s/>u64 mode; <text:s text:c="10"/>// openat(2) mode</text:span><text:span text:style-name="T9"><text:line-break/></text:span><text:span text:style-name="T9"> <text:s/>u64 resolve; <text:s text:c="7"/>// RESOLVE_* flags</text:span><text:span text:style-name="T9"><text:line-break/></text:span><text:span text:style-name="T9"> <text:s/>// future fields go here</text:span><text:span text:style-name="T9"><text:line-break/></text:span><text:span text:style-name="T9">}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sched_setattr / perf_event_open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p><text:span text:style-name="T9">int sched_setattr(pid_t pid, struct sched_attr *attr,</text:span><text:span text:style-name="T9"><text:line-break/></text:span><text:span text:style-name="T9"> <text:s text:c="17"/>unsigned int flags /* must be 0 */);</text:span><text:span text:style-name="T9"><text:line-break/></text:span><text:span text:style-name="T9"/></text:p>
            <text:p><text:span text:style-name="T7">struct sched_attr {</text:span><text:span text:style-name="T7"><text:line-break/></text:span><text:span text:style-name="T7"> <text:s/>u32 size; <text:s text:c="10"/>// size of sched_attr (set to ksize, on -E2BIG return)</text:span><text:span text:style-name="T7"><text:line-break/></text:span><text:span text:style-name="T7"> <text:s/>u32 sched_policy; <text:s text:c="2"/>// policy (SCHED_*)</text:span><text:span text:style-name="T7"><text:line-break/></text:span><text:span text:style-name="T7"> <text:s/>u64 sched_flags; <text:s text:c="3"/>// flags</text:span><text:span text:style-name="T7"><text:line-break/></text:span><text:span text:style-name="T7"> <text:s/>s32 sched_nice; <text:s text:c="4"/>// nice level</text:span><text:span text:style-name="T7"><text:line-break/></text:span><text:span text:style-name="T7"> <text:s/>u32 sched_priority; // priority</text:span><text:span text:style-name="T7"><text:line-break/></text:span><text:span text:style-name="T7"> <text:s/>u64 sched_runtime; <text:s/>// SCHED_DEADLINE runtime</text:span><text:span text:style-name="T7"><text:line-break/></text:span><text:span text:style-name="T7"> <text:s/>u64 sched_deadline; // SCHED_DEADLINE deadline</text:span><text:span text:style-name="T7"><text:line-break/></text:span><text:span text:style-name="T7"> <text:s/>u64 sched_period; <text:s text:c="2"/>// SCHED_DEADLINE period</text:span><text:span text:style-name="T9"><text:line-break/></text:span><text:span text:style-name="T9"> <text:s/>// future fields go here</text:span><text:span text:style-name="T9"><text:line-break/></text:span><text:span text:style-name="T9">};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Future Work: CHECK_FIELDS</text:span></text:p>
          </draw:text-box>
        </draw:frame>
        <draw:frame presentation:style-name="pr5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6">Finding out which flags and fields are supported </text:span><text:span text:style-name="T17">sucks</text:span><text:span text:style-name="T16">.</text:span></text:p>
                <text:list>
                  <text:list-item>
                    <text:p><text:span text:style-name="T18">Userspace</text:span><text:span text:style-name="T11"> has to do a bunch of retries.</text:span></text:p>
                  </text:list-item>
                  <text:list-item>
                    <text:p><text:span text:style-name="T11">Have to come up with flag combinations which fail (not </text:span><text:span text:style-name="T14">-EINVAL</text:span><text:span text:style-name="T11">) or no-op.</text:span></text:p>
                  </text:list-item>
                  <text:list-item>
                    <text:p><text:span text:style-name="T11">Field-supported checks are even less fun.</text:span></text:p>
                    <text:list>
                      <text:list-item>
                        <text:p><text:span text:style-name="T19">Requires a binary search on </text:span><text:span text:style-name="T20">-E2BIG</text:span><text:span text:style-name="T21"> for extensible structs</text:span><text:span text:style-name="T19">.</text:span></text:p>
                      </text:list-item>
                      <text:list-item>
                        <text:p><text:span text:style-name="T19">Requires a checking each reserved field for fixed-size struc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Future Work: CHECK_FIELDS</text:span></text:p>
          </draw:text-box>
        </draw:frame>
        <draw:frame presentation:style-name="pr5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13"><text:span text:style-name="T22">Idea:</text:span><text:span text:style-name="T6"> Add a flag which causes a syscall to fill the struct with all supported bits.</text:span></text:p>
                <text:list>
                  <text:list-item>
                    <text:p><text:span text:style-name="T11">Returns </text:span><text:span text:style-name="T14">-ENOANO</text:span><text:span text:style-name="T11"> to avoid confusion with a successful return.</text:span></text:p>
                    <text:list>
                      <text:list-item>
                        <text:p><text:span text:style-name="T13">-ENOANO</text:span><text:span text:style-name="T15"> is the least used errno value (but could just add a new errno).</text:span></text:p>
                      </text:list-item>
                    </text:list>
                  </text:list-item>
                  <text:list-item>
                    <text:p><text:span text:style-name="T11">Use same flag bit (1 &lt;&lt; 63) for all extensible-struct syscalls.</text:span></text:p>
                  </text:list-item>
                  <text:list-item>
                    <text:p><text:span text:style-name="T11">Similar rules to </text:span><text:span text:style-name="T14">copy_struct_from_user()</text:span><text:span text:style-name="T11">.</text:span></text:p>
                    <text:list>
                      <text:list-item>
                        <text:p><text:span text:style-name="T15">(ksize &gt; usize) → only fill first usize bytes.</text:span></text:p>
                      </text:list-item>
                      <text:list-item>
                        <text:p><text:span text:style-name="T15">(ksize &lt; usize) → zero-fill trailing (usize – ksize) byt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Future Work: CHECK_FIELDS</text:span></text:p>
          </draw:text-box>
        </draw:frame>
        <draw:frame presentation:style-name="pr5" draw:text-style-name="P14" draw:layer="layout" svg:width="25.199cm" svg:height="10.285cm" svg:x="1.4cm" svg:y="3.685cm" presentation:class="outline" presentation:user-transformed="true">
          <draw:text-box>
            <text:p text:style-name="P13"><text:span text:style-name="T9">struct open_how how =</text:span><text:span text:style-name="T9"><text:line-break/></text:span><text:span text:style-name="T9"> <text:s text:c="6"/>{ .flags = CHECK_FIELDS };</text:span><text:span text:style-name="T9"><text:line-break/></text:span><text:span text:style-name="T9"><text:line-break/></text:span><text:span text:style-name="T9">openat2(AT_FDCWD, “”, &amp;how, sizeof(how));</text:span></text:p>
            <text:p text:style-name="P13"><text:span text:style-name="T9">switch (errno) {</text:span><text:span text:style-name="T9"><text:line-break/></text:span><text:span text:style-name="T9"> <text:s text:c="2"/>case EINVAL:</text:span><text:span text:style-name="T9"><text:line-break/></text:span><text:span text:style-name="T9"> <text:s text:c="5"/>// CHECK_FIELDS unsupported (fallback to old method)</text:span><text:span text:style-name="T9"><text:line-break/></text:span><text:span text:style-name="T9"> <text:s text:c="5"/>find_all_openat2_supported_bits(&amp;how);</text:span><text:span text:style-name="T9"><text:line-break/></text:span><text:span text:style-name="T9"> <text:s text:c="5"/>break;</text:span><text:span text:style-name="T9"><text:line-break/></text:span><text:span text:style-name="T9"> <text:s text:c="2"/>case ENOANO:</text:span><text:span text:style-name="T9"><text:line-break/></text:span><text:span text:style-name="T9"> <text:s text:c="5"/>// CHECK_FIELDS supported</text:span><text:span text:style-name="T9"><text:line-break/></text:span><text:span text:style-name="T9"> <text:s text:c="5"/>resolve_no_automount_supported = (how.flags &amp; RESOLVE_NO_AUTOMOUNT);</text:span><text:span text:style-name="T9"><text:line-break/></text:span><text:span text:style-name="T9"> <text:s text:c="5"/>cwd_field_supported = (how.cwd_fd != 0);</text:span><text:span text:style-name="T9"><text:line-break/></text:span><text:span text:style-name="T9"> <text:s text:c="5"/>break;</text:span><text:span text:style-name="T9"><text:line-break/></text:span><text:span text:style-name="T9"> <text:s text:c="2"/>default:</text:span><text:span text:style-name="T9"><text:line-break/></text:span><text:span text:style-name="T9"> <text:s text:c="5"/>abort();</text:span><text:span text:style-name="T9"><text:line-break/></text:span><text:span text:style-name="T9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5">Caveats</text:span></text:p>
          </draw:text-box>
        </draw:frame>
        <draw:frame presentation:style-name="pr5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6">Not all syscalls need to be </text:span><text:span text:style-name="T17">this</text:span><text:span text:style-name="T6"> extensible.</text:span></text:p>
                <text:list>
                  <text:list-item>
                    <text:p><text:span text:style-name="T11">“</text:span><text:span text:style-name="T11">Trivial” syscalls (</text:span><text:span text:style-name="T14">readlinkat</text:span><text:span text:style-name="T11">) would only ever need bitflags.</text:span></text:p>
                  </text:list-item>
                  <text:list-item>
                    <text:p><text:span text:style-name="T11">Arguably, ioctls shouldn’t be extensible in this fashion.</text:span></text:p>
                    <text:list>
                      <text:list-item>
                        <text:p><text:span text:style-name="T11">Though </text:span><text:span text:style-name="T14">SECCOMP_IOCTL_NOTIF_*</text:span><text:span text:style-name="T11"> does it anyway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nitial struct layout and planning is still important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7" draw:text-style-name="P15" draw:layer="layout" svg:width="25.199cm" svg:height="12.19cm" svg:x="1.4cm" svg:y="0.628cm" presentation:class="subtitle">
          <draw:text-box>
            <text:p><text:span text:style-name="T23">Questions?</text:span></text:p>
            <text:p><text:span text:style-name="T24">Time to break out the pitchforks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Source Code Pro3" svg:font-family="'Source Code Pro'" style:font-adornments="Condensed Light" style:font-pitch="fixed"/>
    <style:font-face style:name="Liberation Sans2" svg:font-family="'Liberation Sans'" style:font-pitch="variable"/>
    <style:font-face style:name="Noto Sans Cond Light2" svg:font-family="'Noto Sans Cond Light'" style:font-adornments="Condensed Light" style:font-pitch="variable"/>
    <style:font-face style:name="Source Code Pro" svg:font-family="'Source Code Pro'" style:font-pitch="variable"/>
    <style:font-face style:name="Source Code Pro2" svg:font-family="'Source Code Pro'" style:font-adornments="Condensed 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Noto Sans Light" svg:font-family="'Noto Sans Light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23:46:50.517907771</meta:creation-date>
    <dc:date>2019-12-29T16:17:31.586375325</dc:date>
    <meta:editing-duration>P2DT22H3M55S</meta:editing-duration>
    <meta:editing-cycles>143</meta:editing-cycles>
    <meta:generator>LibreOffice/6.3.3.2.0$Linux_X86_64 LibreOffice_project/30$Build-2</meta:generator>
    <meta:document-statistic meta:object-count="72"/>
  </office:meta>
</office:document-meta>
</file>